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66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66ffff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4: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328cm" svg:y="6.129cm">
          <text:p text:style-name="P2"><text:span text:style-name="T2">GS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6.624cm" svg:y="4.425cm">
          <text:p text:style-name="P2"><text:span text:style-name="T2">GM </text:span></text:p>
          <text:p text:style-name="P2"><text:span text:style-name="T2">Aula 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5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328cm" svg:y="4.429cm">
          <text:p text:style-name="P2"><text:span text:style-name="T2">GS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9.295cm" svg:y="12.175cm">
          <text:p text:style-name="P2"><text:span text:style-name="T2">GM</text:span></text:p>
          <text:p text:style-name="P2"><text:span text:style-name="T2">Aula 9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9.295cm" svg:y="13.875cm">
          <text:p text:style-name="P2"><text:span text:style-name="T2">GM </text:span></text:p>
          <text:p text:style-name="P2"><text:span text:style-name="T2">Aula 9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cm" svg:height="1.5cm" svg:x="9.327cm" svg:y="7.828cm">
          <text:p text:style-name="P2"><text:span text:style-name="T2">Atenció </text:span></text:p>
          <text:p text:style-name="P2"><text:span text:style-name="T2">famíli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3cm" svg:y="12.131cm">
          <text:p text:style-name="P2"><text:span text:style-name="T2">GM</text:span></text:p>
          <text:p text:style-name="P2"><text:span text:style-name="T2">Aula 9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4.728cm" svg:y="4.43cm">
          <text:p text:style-name="P2"><text:span text:style-name="T2">OMF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14.727cm" svg:y="6.1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4.726cm" svg:y="6.128cm">
          <text:p text:style-name="P2"><text:span text:style-name="T2">OME </text:span></text:p>
          <text:p text:style-name="P2"><text:span text:style-name="T2">Aula 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6.624cm" svg:y="6.125cm">
          <text:p text:style-name="P2"><text:span text:style-name="T2">GM </text:span></text:p>
          <text:p text:style-name="P2"><text:span text:style-name="T2">Aula 7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6.624cm" svg:y="7.825cm">
          <text:p text:style-name="P2"><text:span text:style-name="T2">GS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11.988cm" svg:y="15.5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2.028cm" svg:y="13.829cm">
          <text:p text:style-name="P2"><text:span text:style-name="T2">GS </text:span></text:p>
          <text:p text:style-name="P2"><text:span text:style-name="T2">Aula 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4.695cm" svg:y="12.175cm">
          <text:p text:style-name="P2"><text:span text:style-name="T2">GM</text:span></text:p>
          <text:p text:style-name="P2"><text:span text:style-name="T2">Aula 9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cm" svg:height="1.5cm" svg:x="14.695cm" svg:y="13.875cm">
          <text:p text:style-name="P2"><text:span text:style-name="T2">GM </text:span></text:p>
          <text:p text:style-name="P2"><text:span text:style-name="T2">Aula 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5-09-13T00:28:48.921674804</dc:date>
    <meta:editing-duration>PT1H33M4S</meta:editing-duration>
    <meta:editing-cycles>42</meta:editing-cycles>
    <meta:generator>LibreOffice/4.2.8.2$Linux_x86 LibreOffice_project/420m0$Build-2</meta:generator>
    <meta:document-statistic meta:object-count="37"/>
  </office:meta>
</office:document-meta>
</file>